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Opcodes" style:family="table">
      <style:table-properties style:width="6.925in" table:align="margins" style:may-break-between-rows="true"/>
    </style:style>
    <style:style style:name="Opcodes.A" style:family="table-column">
      <style:table-column-properties style:column-width="1.3847in" style:rel-column-width="13107*"/>
    </style:style>
    <style:style style:name="Opcod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Opcodes.E1" style:family="table-cell">
      <style:table-cell-properties fo:padding="0.0382in" fo:border="0.0007in solid #000000"/>
    </style:style>
    <style:style style:name="Opcodes.A2" style:family="table-cell">
      <style:table-cell-properties fo:padding="0.0382in" fo:border-left="0.0007in solid #000000" fo:border-right="none" fo:border-top="none" fo:border-bottom="0.0007in solid #000000"/>
    </style:style>
    <style:style style:name="Opcodes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EPBP OPCODE LIST</text:p>
      <text:p text:style-name="Text_20_body">key:</text:p>
      <text:p text:style-name="Text_20_body">priority is 1 through 5, 5 means low priority, 1 means high.</text:p>
      <text:p text:style-name="Text_20_body">Reg is normal register. Freg is float register. [reg] is register indirect address. Imm is immediate. It is assumed this is a dword, if not dword, then immb or immw or immd for byte word and dword respectively. [iptr] means immediate pointer to address. Immc is 32bit code address immediate. All opcodes are expanded.</text:p>
      <text:p text:style-name="Text_20_body"/>
      <text:p text:style-name="Text_20_body">Addressing modes:</text:p>
      <text:p text:style-name="Text_20_body">there are a few different methods. [reg] is indirect register. [reg+reg] is register indirect with register displacement. [iptr+reg] is immediate pointer with register displacement. [reg+[reg]] is register indirect with a register indirect displacement. [reg+imm8] is register indirect with 1 byte displacement. </text:p>
      <text:p text:style-name="Text_20_body">Note: all addressing is assumed to be dword unless postfixed with b,w,d. Such as [reg]w or [iptr]b. If it is made this way, the other arguments must also have a postfix</text:p>
      <text:p text:style-name="Text_20_body">also note: if it involves sign extending, an s is postfixed after the size postfix, such as mov regd immbs will sign extend immb</text:p>
      <text:p text:style-name="Text_20_body"/>
      <table:table table:name="Opcodes" table:style-name="Opcodes">
        <table:table-column table:style-name="Opcodes.A" table:number-columns-repeated="5"/>
        <table:table-row>
          <table:table-cell table:style-name="Opcodes.A1" office:value-type="string">
            <text:p text:style-name="Table_20_Contents">Opcode Name</text:p>
          </table:table-cell>
          <table:table-cell table:style-name="Opcodes.A1" office:value-type="string">
            <text:p text:style-name="Table_20_Contents">Arg 1/target</text:p>
          </table:table-cell>
          <table:table-cell table:style-name="Opcodes.A1" office:value-type="string">
            <text:p text:style-name="Table_20_Contents">Arg 2</text:p>
          </table:table-cell>
          <table:table-cell table:style-name="Opcodes.A1" office:value-type="string">
            <text:p text:style-name="Table_20_Contents">Arg 3</text:p>
          </table:table-cell>
          <table:table-cell table:style-name="Opcodes.E1" office:value-type="string">
            <text:p text:style-name="Table_20_Contents">Priority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[reg]</text:p>
          </table:table-cell>
          <table:table-cell table:style-name="Opcodes.A2" office:value-type="string">
            <text:p text:style-name="Table_20_Contents">Reg</text:p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</text:p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>1</text:p>
          </table:table-cell>
        </table:table-row>
        <table:table-row>
          <table:table-cell table:style-name="Opcodes.A2" office:value-type="string">
            <text:p text:style-name="Table_20_Contents">Mov</text:p>
          </table:table-cell>
          <table:table-cell table:style-name="Opcodes.A2" office:value-type="string">
            <text:p text:style-name="Table_20_Contents">Regd</text:p>
          </table:table-cell>
          <table:table-cell table:style-name="Opcodes.A2" office:value-type="string">
            <text:p text:style-name="Table_20_Contents">Immbs</text:p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>2</text:p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ext:soft-page-break/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  <table:table-row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A2" office:value-type="string">
            <text:p text:style-name="Table_20_Contents"/>
          </table:table-cell>
          <table:table-cell table:style-name="Opcodes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Unix OpenOffice.org_project/680m9$Build-9238</meta:generator>
    <meta:creation-date>2008-09-26T09:09:20</meta:creation-date>
    <dc:date>2008-09-26T09:33:48</dc:date>
    <meta:editing-cycles>1</meta:editing-cycles>
    <meta:editing-duration>PT4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29" meta:word-count="202" meta:character-count="1110"/>
  </office:meta>
</office:document-meta>
</file>